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paragraph-rsid="000480a8"/>
    </style:style>
    <style:style style:name="P2" style:family="paragraph" style:parent-style-name="Standard">
      <style:paragraph-properties fo:text-align="justify" style:justify-single-word="false"/>
      <style:text-properties officeooo:paragraph-rsid="000480a8"/>
    </style:style>
    <style:style style:name="T1" style:family="text">
      <style:text-properties fo:color="#202124" style:font-name="Arial" fo:language="pt" fo:country="BR" fo:background-color="#ffffff" loext:char-shading-value="0" style:font-name-asian="Times New Roman" style:font-name-complex="Arial1"/>
    </style:style>
    <style:style style:name="T2" style:family="text">
      <style:text-properties fo:color="#202124" style:font-name="Arial" fo:language="pt" fo:country="BR" officeooo:rsid="000480a8" fo:background-color="#ffffff" loext:char-shading-value="0" style:font-name-asian="Times New Roman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gra de negocio </text:span></text:p>
      <text:p text:style-name="P2"><text:span text:style-name="T1"/></text:p>
      <text:p text:style-name="P2"><text:span text:style-name="T2">RN0</text:span><text:span text:style-name="T1">1- Moradores inadimplentes terão restrições. </text:span></text:p>
      <text:p text:style-name="P2"><text:span text:style-name="T2">RN0</text:span><text:span text:style-name="T1">2 - Um apartamento com 2 dormitórios tem 1 vaga de estacionamento e um apartamento com 3 dormitórios tem duas vagas. </text:span></text:p>
      <text:p text:style-name="P2"><text:span text:style-name="T2">RN0</text:span><text:span text:style-name="T1">3 - O visitante pode visitar o morador ou a unidade para locação ou venda. </text:span></text:p>
      <text:p text:style-name="P2"><text:span text:style-name="T2">RN0</text:span><text:span text:style-name="T1">4 - Não deve haver clientes cadastrados com o mesmo documento.</text:span></text:p>
      <text:p text:style-name="P1"/>
      <text:p text:style-name="P2"><text:span text:style-name="T1">Requisito não funcional </text:span></text:p>
      <text:p text:style-name="P2"><text:span text:style-name="T1"/></text:p>
      <text:p text:style-name="P2"><text:span text:style-name="T2">RNF0</text:span><text:span text:style-name="T1">1 - O sistema irá gerar um extrato informando o nome, numero do apartamento, data e hora da entrada e saída dos visitantes e prestadores. </text:span></text:p>
      <text:p text:style-name="P2"><text:span text:style-name="T2">RNF0</text:span><text:span text:style-name="T1">2 - O sistema irá validar o cpf dos visitantes e prestado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20:08:52.766594029</meta:creation-date>
    <dc:date>2020-11-25T20:13:25.283119107</dc:date>
    <meta:editing-duration>PT4M33S</meta:editing-duration>
    <meta:editing-cycles>1</meta:editing-cycles>
    <meta:document-statistic meta:table-count="0" meta:image-count="0" meta:object-count="0" meta:page-count="1" meta:paragraph-count="8" meta:word-count="95" meta:character-count="559" meta:non-whitespace-character-count="466"/>
    <meta:generator>LibreOffice/6.0.7.3$Linux_X86_64 LibreOffice_project/00m0$Build-3</meta:generator>
  </office:meta>
</office:document-meta>
</file>